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8ad77" officeooo:paragraph-rsid="002b561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1a68ac" officeooo:paragraph-rsid="001a68a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6d3a3e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6d3a3e" officeooo:paragraph-rsid="0072b41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6f033e" officeooo:paragraph-rsid="0072b41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6f033e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743e3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a2c8f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a4c4b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bc1bb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d13e1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7fa74b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80f265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837071" officeooo:paragraph-rsid="0083707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83f46b" officeooo:paragraph-rsid="0083f46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8aca50" officeooo:paragraph-rsid="0083f46b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8aca50" officeooo:paragraph-rsid="008aca50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95baf4" officeooo:paragraph-rsid="0094b5a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95baf4" officeooo:paragraph-rsid="0095baf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9d92f8" officeooo:paragraph-rsid="009c5f70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a23317" officeooo:paragraph-rsid="00a2331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a33db8" officeooo:paragraph-rsid="00a33db8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aa12c7" officeooo:paragraph-rsid="00aa12c7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a839c9" officeooo:paragraph-rsid="00a839c9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njaliOldLipi" fo:font-size="14pt" fo:font-style="normal" style:text-underline-style="none" fo:font-weight="normal" officeooo:rsid="009c5f70" officeooo:paragraph-rsid="009c5f70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c0e425" officeooo:paragraph-rsid="00becbfa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c2ba49" officeooo:paragraph-rsid="00becbfa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a68ac" officeooo:paragraph-rsid="001a68a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5768b" officeooo:paragraph-rsid="0025768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8ad77" officeooo:paragraph-rsid="0028ad77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8ad77" officeooo:paragraph-rsid="002b5619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f0567" officeooo:paragraph-rsid="002b5619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8b6c2" officeooo:paragraph-rsid="0058b6c2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8b6c2" officeooo:paragraph-rsid="005a93c6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f5e0f" officeooo:paragraph-rsid="005f5e0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6240f4" officeooo:paragraph-rsid="006240f4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6240f4" officeooo:paragraph-rsid="0072b41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6d3a3e" officeooo:paragraph-rsid="006d3a3e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837071" officeooo:paragraph-rsid="00837071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83f46b" officeooo:paragraph-rsid="0083f46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94b5af" officeooo:paragraph-rsid="0094b5af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9c5f70" officeooo:paragraph-rsid="009c5f70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a23317" officeooo:paragraph-rsid="00a2331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aaa67c" officeooo:paragraph-rsid="00aaa67c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ad926e" officeooo:paragraph-rsid="00ad926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adae8f" officeooo:paragraph-rsid="00adae8f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0ca90" officeooo:paragraph-rsid="00b0ca90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421b2" officeooo:paragraph-rsid="00b421b2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5f79a" officeooo:paragraph-rsid="00b5f79a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ac06e4" officeooo:paragraph-rsid="00ac06e4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76b7e" officeooo:paragraph-rsid="00b76b7e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adc37" officeooo:paragraph-rsid="00badc37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90844" officeooo:paragraph-rsid="00b90844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ecbfa" officeooo:paragraph-rsid="00becbfa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bfafe1" officeooo:paragraph-rsid="00bfafe1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c87782" officeooo:paragraph-rsid="00c87782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ca63c1" officeooo:paragraph-rsid="00ca63c1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ca63c1" officeooo:paragraph-rsid="00d2eb17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d44956" officeooo:paragraph-rsid="00d44956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d2eb17" officeooo:paragraph-rsid="00d2eb1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style:font-name="AnjaliOldLipi"/>
    </style:style>
    <style:style style:name="T2" style:family="text">
      <style:text-properties style:font-name="AnjaliOldLipi" fo:font-size="20pt" style:text-underline-style="solid" style:text-underline-width="auto" style:text-underline-color="font-color" fo:font-weight="bold" officeooo:rsid="001a68ac" style:font-size-asian="17.5pt" style:font-weight-asian="bold" style:font-size-complex="20pt" style:font-weight-complex="bold"/>
    </style:style>
    <style:style style:name="T3" style:family="text">
      <style:text-properties style:font-name="AnjaliOldLipi" fo:font-style="italic" style:font-style-asian="italic" style:font-style-complex="italic"/>
    </style:style>
    <style:style style:name="T4" style:family="text">
      <style:text-properties style:font-name="AnjaliOldLipi" fo:font-style="italic" officeooo:rsid="006d3a3e" style:font-style-asian="italic" style:font-style-complex="italic"/>
    </style:style>
    <style:style style:name="T5" style:family="text">
      <style:text-properties style:font-name="AnjaliOldLipi" fo:font-style="italic" officeooo:rsid="006f033e" style:font-style-asian="italic" style:font-style-complex="italic"/>
    </style:style>
    <style:style style:name="T6" style:family="text">
      <style:text-properties style:font-name="AnjaliOldLipi" fo:font-style="italic" officeooo:rsid="007743e3" style:font-style-asian="italic" style:font-style-complex="italic"/>
    </style:style>
    <style:style style:name="T7" style:family="text">
      <style:text-properties style:font-name="AnjaliOldLipi" fo:font-style="italic" officeooo:rsid="007a2c8f" style:font-style-asian="italic" style:font-style-complex="italic"/>
    </style:style>
    <style:style style:name="T8" style:family="text">
      <style:text-properties style:font-name="AnjaliOldLipi" fo:font-style="italic" officeooo:rsid="007a4c4b" style:font-style-asian="italic" style:font-style-complex="italic"/>
    </style:style>
    <style:style style:name="T9" style:family="text">
      <style:text-properties style:font-name="AnjaliOldLipi" fo:font-style="italic" officeooo:rsid="007bc1bb" style:font-style-asian="italic" style:font-style-complex="italic"/>
    </style:style>
    <style:style style:name="T10" style:family="text">
      <style:text-properties style:font-name="AnjaliOldLipi" fo:font-style="italic" officeooo:rsid="007d13e1" style:font-style-asian="italic" style:font-style-complex="italic"/>
    </style:style>
    <style:style style:name="T11" style:family="text">
      <style:text-properties style:font-name="AnjaliOldLipi" fo:font-style="italic" officeooo:rsid="007fa74b" style:font-style-asian="italic" style:font-style-complex="italic"/>
    </style:style>
    <style:style style:name="T12" style:family="text">
      <style:text-properties style:font-name="AnjaliOldLipi" fo:font-style="italic" officeooo:rsid="0080f265" style:font-style-asian="italic" style:font-style-complex="italic"/>
    </style:style>
    <style:style style:name="T13" style:family="text">
      <style:text-properties style:font-name="AnjaliOldLipi" fo:font-style="italic" officeooo:rsid="008aca50" style:font-style-asian="italic" style:font-style-complex="italic"/>
    </style:style>
    <style:style style:name="T14" style:family="text">
      <style:text-properties style:font-name="AnjaliOldLipi" fo:font-style="italic" officeooo:rsid="0095baf4" style:font-style-asian="italic" style:font-style-complex="italic"/>
    </style:style>
    <style:style style:name="T15" style:family="text">
      <style:text-properties style:font-name="AnjaliOldLipi" fo:font-style="italic" officeooo:rsid="00993ebe" style:font-style-asian="italic" style:font-style-complex="italic"/>
    </style:style>
    <style:style style:name="T16" style:family="text">
      <style:text-properties style:font-name="AnjaliOldLipi" fo:font-style="italic" officeooo:rsid="009d92f8" style:font-style-asian="italic" style:font-style-complex="italic"/>
    </style:style>
    <style:style style:name="T17" style:family="text">
      <style:text-properties style:font-name="AnjaliOldLipi" fo:font-style="italic" officeooo:rsid="00a4d9f5" style:font-style-asian="italic" style:font-style-complex="italic"/>
    </style:style>
    <style:style style:name="T18" style:family="text">
      <style:text-properties style:font-name="AnjaliOldLipi" fo:font-style="italic" officeooo:rsid="00a63a6d" style:font-style-asian="italic" style:font-style-complex="italic"/>
    </style:style>
    <style:style style:name="T19" style:family="text">
      <style:text-properties style:font-name="AnjaliOldLipi" officeooo:rsid="006d3a3e"/>
    </style:style>
    <style:style style:name="T20" style:family="text">
      <style:text-properties style:font-name="AnjaliOldLipi" officeooo:rsid="006f033e"/>
    </style:style>
    <style:style style:name="T21" style:family="text">
      <style:text-properties style:font-name="AnjaliOldLipi" officeooo:rsid="007743e3"/>
    </style:style>
    <style:style style:name="T22" style:family="text">
      <style:text-properties style:font-name="AnjaliOldLipi" officeooo:rsid="007a2c8f"/>
    </style:style>
    <style:style style:name="T23" style:family="text">
      <style:text-properties style:font-name="AnjaliOldLipi" officeooo:rsid="007a4c4b"/>
    </style:style>
    <style:style style:name="T24" style:family="text">
      <style:text-properties style:font-name="AnjaliOldLipi" officeooo:rsid="007bc1bb"/>
    </style:style>
    <style:style style:name="T25" style:family="text">
      <style:text-properties style:font-name="AnjaliOldLipi" officeooo:rsid="007d13e1"/>
    </style:style>
    <style:style style:name="T26" style:family="text">
      <style:text-properties style:font-name="AnjaliOldLipi" officeooo:rsid="007fa74b"/>
    </style:style>
    <style:style style:name="T27" style:family="text">
      <style:text-properties style:font-name="AnjaliOldLipi" officeooo:rsid="0080f265"/>
    </style:style>
    <style:style style:name="T28" style:family="text">
      <style:text-properties style:font-name="AnjaliOldLipi" officeooo:rsid="008aca50"/>
    </style:style>
    <style:style style:name="T29" style:family="text">
      <style:text-properties style:font-name="AnjaliOldLipi" officeooo:rsid="00993ebe"/>
    </style:style>
    <style:style style:name="T30" style:family="text">
      <style:text-properties style:font-name="AnjaliOldLipi" officeooo:rsid="0095baf4"/>
    </style:style>
    <style:style style:name="T31" style:family="text">
      <style:text-properties style:font-name="AnjaliOldLipi" officeooo:rsid="009d92f8"/>
    </style:style>
    <style:style style:name="T32" style:family="text">
      <style:text-properties style:font-name="AnjaliOldLipi" officeooo:rsid="00a4d9f5"/>
    </style:style>
    <style:style style:name="T33" style:family="text">
      <style:text-properties style:font-name="AnjaliOldLipi" officeooo:rsid="00a63a6d"/>
    </style:style>
    <style:style style:name="T34" style:family="text">
      <style:text-properties officeooo:rsid="0028ad77"/>
    </style:style>
    <style:style style:name="T35" style:family="text">
      <style:text-properties officeooo:rsid="0029d5d9"/>
    </style:style>
    <style:style style:name="T36" style:family="text">
      <style:text-properties officeooo:rsid="002b5619"/>
    </style:style>
    <style:style style:name="T37" style:family="text">
      <style:text-properties officeooo:rsid="002dfe34"/>
    </style:style>
    <style:style style:name="T38" style:family="text">
      <style:text-properties officeooo:rsid="002ef88b"/>
    </style:style>
    <style:style style:name="T39" style:family="text">
      <style:text-properties officeooo:rsid="0032ef08"/>
    </style:style>
    <style:style style:name="T40" style:family="text">
      <style:text-properties officeooo:rsid="0034c1d2"/>
    </style:style>
    <style:style style:name="T41" style:family="text">
      <style:text-properties officeooo:rsid="0036c3d6"/>
    </style:style>
    <style:style style:name="T42" style:family="text">
      <style:text-properties officeooo:rsid="00399353"/>
    </style:style>
    <style:style style:name="T43" style:family="text">
      <style:text-properties officeooo:rsid="003a381b"/>
    </style:style>
    <style:style style:name="T44" style:family="text">
      <style:text-properties officeooo:rsid="003c52e7"/>
    </style:style>
    <style:style style:name="T45" style:family="text">
      <style:text-properties officeooo:rsid="003f0567"/>
    </style:style>
    <style:style style:name="T46" style:family="text">
      <style:text-properties officeooo:rsid="0040affa"/>
    </style:style>
    <style:style style:name="T47" style:family="text">
      <style:text-properties officeooo:rsid="0043fc05"/>
    </style:style>
    <style:style style:name="T48" style:family="text">
      <style:text-properties officeooo:rsid="0045ced0"/>
    </style:style>
    <style:style style:name="T49" style:family="text">
      <style:text-properties officeooo:rsid="0045d88c"/>
    </style:style>
    <style:style style:name="T50" style:family="text">
      <style:text-properties officeooo:rsid="00469427"/>
    </style:style>
    <style:style style:name="T51" style:family="text">
      <style:text-properties officeooo:rsid="00491057"/>
    </style:style>
    <style:style style:name="T52" style:family="text">
      <style:text-properties officeooo:rsid="00587bac"/>
    </style:style>
    <style:style style:name="T53" style:family="text">
      <style:text-properties officeooo:rsid="0058b6c2"/>
    </style:style>
    <style:style style:name="T54" style:family="text">
      <style:text-properties officeooo:rsid="0058c707"/>
    </style:style>
    <style:style style:name="T55" style:family="text">
      <style:text-properties style:text-position="super 58%" officeooo:rsid="0058c707"/>
    </style:style>
    <style:style style:name="T56" style:family="text">
      <style:text-properties officeooo:rsid="005a93c6"/>
    </style:style>
    <style:style style:name="T57" style:family="text">
      <style:text-properties officeooo:rsid="005b83d9"/>
    </style:style>
    <style:style style:name="T58" style:family="text">
      <style:text-properties officeooo:rsid="005c6483"/>
    </style:style>
    <style:style style:name="T59" style:family="text">
      <style:text-properties officeooo:rsid="0061f032"/>
    </style:style>
    <style:style style:name="T60" style:family="text">
      <style:text-properties officeooo:rsid="006be830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0e425" style:font-style-asian="italic" style:font-style-complex="italic"/>
    </style:style>
    <style:style style:name="T63" style:family="text">
      <style:text-properties fo:font-style="italic" officeooo:rsid="002dfe34" style:font-style-asian="italic" style:font-style-complex="italic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c0e425" style:font-style-asian="normal" style:font-style-complex="normal"/>
    </style:style>
    <style:style style:name="T66" style:family="text">
      <style:text-properties fo:font-style="normal" officeooo:rsid="00c2ba49" style:font-style-asian="normal" style:font-style-complex="normal"/>
    </style:style>
    <style:style style:name="T67" style:family="text">
      <style:text-properties fo:font-style="normal" officeooo:rsid="002dfe34" style:font-style-asian="normal" style:font-style-complex="normal"/>
    </style:style>
    <style:style style:name="T68" style:family="text">
      <style:text-properties officeooo:rsid="00adae8f"/>
    </style:style>
    <style:style style:name="T69" style:family="text">
      <style:text-properties officeooo:rsid="00ae766d"/>
    </style:style>
    <style:style style:name="T70" style:family="text">
      <style:text-properties officeooo:rsid="00b1b2ac"/>
    </style:style>
    <style:style style:name="T71" style:family="text">
      <style:text-properties officeooo:rsid="00b1ccfe"/>
    </style:style>
    <style:style style:name="T72" style:family="text">
      <style:text-properties officeooo:rsid="00b421b2"/>
    </style:style>
    <style:style style:name="T73" style:family="text">
      <style:text-properties officeooo:rsid="00b911b6"/>
    </style:style>
    <style:style style:name="T74" style:family="text">
      <style:text-properties officeooo:rsid="00c0e425"/>
    </style:style>
    <style:style style:name="T75" style:family="text">
      <style:text-properties officeooo:rsid="00c56c5a"/>
    </style:style>
    <style:style style:name="T76" style:family="text">
      <style:text-properties officeooo:rsid="00d2eb17"/>
    </style:style>
    <style:style style:name="T77" style:family="text">
      <style:text-properties officeooo:rsid="00d44956"/>
    </style:style>
    <style:style style:name="T78" style:family="text">
      <style:text-properties officeooo:rsid="00c2b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tab/><text:tab/><text:tab/><text:tab/><text:tab/><text:span text:style-name="T2">Spring MVC</text:span></text:p>
      <text:p text:style-name="P2">Morning :</text:p>
      <text:p text:style-name="P28">---------------</text:p>
      <text:p text:style-name="P28"/>
      <text:p text:style-name="P29">Rendering – Clint Side and Server Sider.</text:p>
      <text:p text:style-name="P29"><text:tab/>Client Side – React Js etc.</text:p>
      <text:p text:style-name="P29"><text:tab/>Server Side – Spring Mvc <text:span text:style-name="T34">etc.</text:span></text:p>
      <text:p text:style-name="P29"/>
      <text:p text:style-name="P29"/>
      <text:p text:style-name="P30">Server Side Rendering :</text:p>
      <text:p text:style-name="P30"><text:tab/>Client(Browser etc) --------&gt; Server(Running WebServer Software)</text:p>
      <text:p text:style-name="P30"/>
      <text:p text:style-name="P30"><text:tab/></text:p>
      <text:p text:style-name="P30"><text:tab/><text:span text:style-name="T35">To connect to server, we have to give ip: server port (ip:8080)</text:span></text:p>
      <text:p text:style-name="P30"/>
      <text:p text:style-name="P31"><text:tab/><text:span text:style-name="T35">The Webserver software in the server, is listneing for the connection, the client <text:tab/>request. </text:span><text:span text:style-name="T36">If we hava static web contetnt (a HTML page) and your request from <text:tab/>client to webserver <text:s/>is home.html, The webserver will render it to the client.</text:span></text:p>
      <text:p text:style-name="P1"><text:span text:style-name="T64"><text:tab/><text:tab/></text:span><text:span text:style-name="T67">So, URL will be : </text:span><text:a xlink:type="simple" xlink:href="http://ip:8080/home.html" text:style-name="Internet_20_link" text:visited-style-name="Visited_20_Internet_20_Link"><text:span text:style-name="T67">http://ip:8080/home.html</text:span></text:a></text:p>
      <text:p text:style-name="P31"><text:tab/><text:tab/><text:tab/><text:tab/><text:tab/><text:tab/><text:tab/><text:span text:style-name="T38">{ <text:s/>URI <text:s/>}- Location of resource in server</text:span></text:p>
      <text:p text:style-name="P31"><text:tab/><text:tab/><text:tab/><text:tab/><text:tab/><text:span text:style-name="T38">{ <text:s text:c="7"/>URL <text:s text:c="20"/>} - Whole is called URL</text:span></text:p>
      <text:p text:style-name="P31"><text:tab/></text:p>
      <text:p text:style-name="P31"><text:tab/><text:span text:style-name="T39">The server software, example home.html can be run in more than one <text:tab/>applications. </text:span><text:span text:style-name="T40">Let’s assume that one is application is facebook. </text:span><text:span text:style-name="T41">F</text:span><text:span text:style-name="T40">rom what <text:tab/>we’ve learnt, there should be mirazul.html if we want the profile of mirazul. </text:span></text:p>
      <text:p text:style-name="P31"><text:tab/></text:p>
      <text:p text:style-name="P31"><text:tab/><text:span text:style-name="T41">But, Facebook has 1.5 billion users, so fetching the profiles like this is not <text:tab/>encouraged. </text:span><text:span text:style-name="T42">SO, it’s not done in this static way, This will be done in Dynamic <text:tab/>way.</text:span></text:p>
      <text:p text:style-name="P31"/>
      <text:p text:style-name="P31"><text:tab/><text:span text:style-name="T43">Dynamic Web Content :</text:span></text:p>
      <text:p text:style-name="P31"><text:tab/><text:tab/><text:span text:style-name="T43">In web server, there will be an application, where if we provide <text:tab/><text:tab/><text:tab/>facebook.com/mirazul, it’ll fetch the details in a mirazul.html file and <text:tab/><text:tab/>give tat to client/browser to display.</text:span></text:p>
      <text:p text:style-name="P31"/>
      <text:p text:style-name="P31"><text:tab/><text:span text:style-name="T44">Static WebContent is not interactive and usually html is a static web page <text:tab/>creator.</text:span></text:p>
      <text:p text:style-name="P31"/>
      <text:p text:style-name="P31"/>
      <text:p text:style-name="P32">Dynamic Web Content in Java :</text:p>
      <text:p text:style-name="P31">---------------------------------------</text:p>
      <text:p text:style-name="P31"><text:tab/>- <text:span text:style-name="T45">For Dynamic web content, they’ve created Servlets.</text:span></text:p>
      <text:p text:style-name="P31"><text:tab/>- <text:span text:style-name="T45">Servltes are java classes </text:span><text:span text:style-name="T46">fo which, the objects are created in </text:span><text:span text:style-name="T45"><text:s/>servlet container <text:tab/>in java.</text:span></text:p>
      <text:p text:style-name="P31"><text:soft-page-break/><text:tab/>- <text:span text:style-name="T46">These classes take requests and process, them and generate the result in html <text:tab/>for browser.</text:span></text:p>
      <text:p text:style-name="P31"/>
      <text:p text:style-name="P31"><text:tab/>- <text:span text:style-name="T47">The app, in webserver, will be inside servlte container and the app contains <text:tab/>various servlet objects. </text:span><text:span text:style-name="T48">Where we have to map the objects as profile servlet, <text:tab/>dashboard servlet and editprofile servlet etc.</text:span></text:p>
      <text:p text:style-name="P31"><text:tab/><text:tab/><text:span text:style-name="T48">So if the request comes </text:span><text:span text:style-name="T49">as</text:span><text:span text:style-name="T48"> profile, then profile servlet will run. Like that <text:tab/><text:tab/></text:span><text:span text:style-name="T51">f</text:span><text:span text:style-name="T49">or all</text:span></text:p>
      <text:p text:style-name="P31"/>
      <text:p text:style-name="P31"><text:tab/>- <text:span text:style-name="T50">Servlets are normal java classes, which have the capability to interpret the <text:tab/>incomming requests and can generate the html dynamically for result.</text:span></text:p>
      <text:p text:style-name="P31"/>
      <text:p text:style-name="P31"><text:span text:style-name="T36"><text:s/></text:span><text:span text:style-name="T52">Later, they understood as servlets are java classes, </text:span><text:span text:style-name="T53">and we need to generate code for generating html(markup language) is noot so cool and hence a problem.</text:span></text:p>
      <text:p text:style-name="P31"><text:tab/><text:span text:style-name="T53">Java was invented by Sun MicroSystems later around 2000’s it was bought by <text:tab/>Oracle. They’ve understood the above problem and created JSP for this.</text:span></text:p>
      <text:p text:style-name="P31"/>
      <text:p text:style-name="P29"/>
      <text:p text:style-name="P33">JSP : Java Serv<text:span text:style-name="T57">er</text:span> Page. Its a scripting way of html. </text:p>
      <text:p text:style-name="P34"><text:tab/>-It something, where we can write normal html along with java code<text:span text:style-name="T58">(Optional)</text:span> <text:tab/>as script.</text:p>
      <text:p text:style-name="P34"/>
      <text:p text:style-name="P34"><text:s/><text:tab/>-The cool feature is you no need to compile it, It’ll be compiled automatically.</text:p>
      <text:p text:style-name="P34"/>
      <text:p text:style-name="P34"><text:s/><text:tab/>-JSP will converted into servlet automatically, <text:span text:style-name="T54">the 1</text:span><text:span text:style-name="T55">st</text:span><text:span text:style-name="T54"> time request comes </text:span><text:span text:style-name="T56">by <text:tab/>JSP compiler</text:span> and <text:tab/>hence process the requests <text:span text:style-name="T54">and sends the result to client.</text:span></text:p>
      <text:p text:style-name="P34"/>
      <text:p text:style-name="P34"/>
      <text:p text:style-name="P35"><text:tab/>JSP might look cool, but it has it’s fair share of problems. One thing is It’s a <text:tab/>kind of script, the benifits OOPs won’t be there(Creating constructors, calling <text:tab/>and creating methods are there won’t be classes), Cannot Test and Debugg the <text:tab/>code.</text:p>
      <text:p text:style-name="P35"/>
      <text:p text:style-name="P35"><text:tab/><text:tab/>- <text:span text:style-name="T59">Top companies won’t prefer JSP and Now a days it’s use is very <text:tab/><text:tab/><text:tab/>minimal.</text:span></text:p>
      <text:p text:style-name="P35"/>
      <text:p text:style-name="P35"/>
      <text:p text:style-name="P36">The best way of using JSP is, to use Java Classes, object oriented work, servlets somewhere and just use JSP for display the results <text:span text:style-name="T60">and JSP gives that to html</text:span></text:p>
      <text:p text:style-name="P36"/>
      <text:p text:style-name="P38">client ------------------------------------&gt; Servlet </text:p>
      <text:p text:style-name="P36"><text:tab/><text:span text:style-name="T19">profile?username=</text:span><text:span text:style-name="T20">mirazul</text:span></text:p>
      <text:p text:style-name="P3"><text:tab/><text:tab/>(request url)</text:p>
      <text:p text:style-name="P36"><text:span text:style-name="T19"><text:tab/></text:span><text:span text:style-name="T20">here username = mirazul and based on that,</text:span></text:p>
      <text:p text:style-name="P37"><text:soft-page-break/><text:span text:style-name="T20"><text:tab/></text:span><text:span text:style-name="T19">Servlet is a normal Java class, let say, it have</text:span></text:p>
      <text:p text:style-name="P4"><text:tab/><text:tab/>User{</text:p>
      <text:p text:style-name="P4"><text:tab/><text:tab/>...</text:p>
      <text:p text:style-name="P4"><text:tab/><text:tab/>}</text:p>
      <text:p text:style-name="P4"><text:tab/><text:tab/>UserDaoImpl{</text:p>
      <text:p text:style-name="P4"><text:tab/><text:tab/>...</text:p>
      <text:p text:style-name="P4"><text:tab/><text:tab/>}</text:p>
      <text:p text:style-name="P4"><text:tab/><text:tab/>UserServiceImpl{</text:p>
      <text:p text:style-name="P4"><text:tab/><text:tab/><text:tab/>user findByUsername(String uName)</text:p>
      <text:p text:style-name="P4"><text:tab/><text:tab/>}</text:p>
      <text:p text:style-name="P5"><text:tab/></text:p>
      <text:p text:style-name="P5"/>
      <text:p text:style-name="P5"><text:tab/><text:tab/>User user = service.findUserByName(username)</text:p>
      <text:p text:style-name="P6"/>
      <text:p text:style-name="P36"><text:span text:style-name="T19"><text:tab/><text:tab/></text:span><text:span text:style-name="T20">We’ll forward this user to JSP page, write the code to display</text:span></text:p>
      <text:p text:style-name="P6"><text:tab/><text:tab/><text:tab/>JSP will be converted to servlet and servlte will generate the <text:tab/><text:tab/><text:tab/>html and gives it to client.</text:p>
      <text:p text:style-name="P6"/>
      <text:p text:style-name="P36"><text:span text:style-name="T20"><text:tab/><text:tab/></text:span><text:span text:style-name="T21">This the modern way of getting things done.</text:span></text:p>
      <text:p text:style-name="P7"/>
      <text:p text:style-name="P7"><text:tab/>We should seperate the code, especially we should not mix html with <text:tab/>code <text:s/>as we used to do in JSP before is not at all encouraged.</text:p>
      <text:p text:style-name="P7"><text:tab/></text:p>
      <text:p text:style-name="P36"><text:span text:style-name="T21"><text:tab/></text:span><text:span text:style-name="T22">Since, this pattern became very popular, Various frameworks were <text:tab/>created in java following MVC design pattern to get the same above <text:tab/>work done.</text:span></text:p>
      <text:p text:style-name="P8"/>
      <text:p text:style-name="P36"><text:span text:style-name="T22"><text:tab/></text:span><text:span text:style-name="T23">MVC pattern :</text:span></text:p>
      <text:p text:style-name="P9"><text:tab/><text:tab/>M -&gt; Model</text:p>
      <text:p text:style-name="P9"><text:tab/><text:tab/>V -&gt; View</text:p>
      <text:p text:style-name="P9"><text:tab/><text:tab/>C -&gt; Controller</text:p>
      <text:p text:style-name="P9"/>
      <text:p text:style-name="P36"><text:span text:style-name="T23"><text:tab/>- Model is that data which is used in view, It’s not entity data. </text:span><text:span text:style-name="T24">For very <text:tab/>simple one’s we can use entity data for model, but not for mid to high <text:tab/>range projects.</text:span></text:p>
      <text:p text:style-name="P10"/>
      <text:p text:style-name="P36"><text:span text:style-name="T24"><text:tab/>-</text:span><text:span text:style-name="T25">View is just the presentation part html, JSP part etc.</text:span></text:p>
      <text:p text:style-name="P11"/>
      <text:p text:style-name="P36"><text:soft-page-break/><text:span text:style-name="T25"><text:tab/></text:span><text:span text:style-name="T26">Controller is something, which accepts the request from client whether its home, profile, edit profil, album etc.or anything like ip:port/home or ip:port/register, the controller processes the requests and decide which one of the view (Profile.jsp, register.</text:span><text:span text:style-name="T27">jsp</text:span><text:span text:style-name="T26">etc) should be used for the responce. Then that jsp will generate the responce</text:span><text:span text:style-name="T27">(profile.html, register.hrml etc)</text:span><text:span text:style-name="T26"> and gives it to controller and controller gives it back to client.</text:span></text:p>
      <text:p text:style-name="P12"><text:tab/></text:p>
      <text:p text:style-name="P36"><text:span text:style-name="T26"><text:tab/><text:tab/> <text:s text:c="2"/></text:span><text:span text:style-name="T27">(request)</text:span></text:p>
      <text:p text:style-name="P36"><text:span text:style-name="T26"><text:tab/></text:span><text:span text:style-name="T27">Client -----------------&gt; controller ---------&gt; profile.jsp/ home.jsp etc.</text:span></text:p>
      <text:p text:style-name="P13"><text:tab/>Client <text:s/>&lt;---------------- <text:s/>controller <text:s/>&lt;---------- profile.html etc.</text:p>
      <text:p text:style-name="P36"><text:span text:style-name="T22"><text:tab/><text:tab/> <text:s text:c="2"/></text:span><text:span text:style-name="T27">(responce)</text:span></text:p>
      <text:p text:style-name="P13"/>
      <text:p text:style-name="P13"/>
      <text:p text:style-name="P39"><text:span text:style-name="T27">S</text:span><text:span text:style-name="T1">o, MVC does is,</text:span></text:p>
      <text:p text:style-name="P13"><text:tab/>Model <text:tab/><text:tab/>- Object Data used in Dev</text:p>
      <text:p text:style-name="P13"><text:tab/>View <text:tab/><text:tab/><text:tab/>– used for presentation jsp/html</text:p>
      <text:p text:style-name="P13"><text:tab/>Controller <text:tab/><text:tab/> - process the requests and return responces</text:p>
      <text:p text:style-name="P6"/>
      <text:p text:style-name="P14">There are a lot of MVC frameworks, out of which Spring MVC Web is one thing.</text:p>
      <text:p text:style-name="P14"/>
      <text:p text:style-name="P15">Spring MVC : </text:p>
      <text:p text:style-name="P15">-------------------</text:p>
      <text:p text:style-name="P40"><text:span text:style-name="T1"><text:tab/></text:span><text:span text:style-name="T28">Application can be done in 2 ways</text:span></text:p>
      <text:p text:style-name="P16"><text:tab/>1) Servlet &lt; 3 API’s, xml(configurations), annotations</text:p>
      <text:p text:style-name="P17"><text:tab/>2) Servlte with 3+ API’s, annotations + java configurations , no xml</text:p>
      <text:p text:style-name="P17"/>
      <text:p text:style-name="P17"/>
      <text:p text:style-name="P41"><text:span text:style-name="T1">We have to add spring-web, spring webmvc, </text:span><text:span text:style-name="T29">java servlet and jpa dependencies</text:span><text:span text:style-name="T1">.</text:span></text:p>
      <text:p text:style-name="P41"><text:span text:style-name="T1"><text:s/></text:span><text:span text:style-name="T30">We can use embedded server jetty.</text:span></text:p>
      <text:p text:style-name="P18"/>
      <text:p text:style-name="P19">Embedded servers – starts when app starts and stops when app stops.</text:p>
      <text:p text:style-name="P19"/>
      <text:p text:style-name="P42"><text:span text:style-name="T1">Packaging by defgault is jar, we can make it war, by adding war plugin and adding packaging war </text:span><text:span text:style-name="T31">near grpid, artiffact id version</text:span></text:p>
      <text:p text:style-name="P20"/>
      <text:p text:style-name="P43"><text:soft-page-break/><text:span text:style-name="T31">M</text:span><text:span text:style-name="T1">e mentioned that our java we b application will contain servlet container, and servlet container has runtime structure. Runtime structure has public files.</text:span></text:p>
      <text:p text:style-name="P21"/>
      <text:p text:style-name="P22">War/Jar will be created after we run/build the project and will be created and whatever is there in WEB-INF will be there in runtime structure.</text:p>
      <text:p text:style-name="P22"/>
      <text:p text:style-name="P23">WEB-INF has classes, lib and other files{which we want them to make visible for others who has war}.</text:p>
      <text:p text:style-name="P23"/>
      <text:p text:style-name="P21">Runtime Structure : The one’s we get after our project runs. Generally the war file will be created after we run/build the program, inside that war we’ll be having our Structures in runtime.</text:p>
      <text:p text:style-name="P21"/>
      <text:p text:style-name="P24">We can use this war and deploy it on required server so, that along with war, the files in WEB-INF including classes, lib, and other files will be deployed in server.</text:p>
      <text:p text:style-name="P21"/>
      <text:p text:style-name="P43"><text:span text:style-name="T31">C</text:span><text:span text:style-name="T1">ompile Time Structure : The one </text:span><text:span text:style-name="T32">structure, which is for our feasibility and we can make chnages and all. </text:span><text:span text:style-name="T33">Normal structure.</text:span></text:p>
      <text:p text:style-name="P25"><text:tab/></text:p>
      <text:p text:style-name="P44">If we don’t want the file in WEB-INF not available to public, just remove that file from that folder.</text:p>
      <text:p text:style-name="P44"/>
      <text:p text:style-name="P45">Requests : Request will be added in 2 parts.</text:p>
      <text:p text:style-name="P45"><text:tab/>1. Header : Information about data<text:tab/>2. <text:span text:style-name="T69">Body</text:span> : Actual Data</text:p>
      <text:p text:style-name="P45"/>
      <text:p text:style-name="P45">Responce : <text:span text:style-name="T68">Responce will also be in 2 types</text:span></text:p>
      <text:p text:style-name="P46"><text:tab/>1. Header : Information of Data <text:tab/>2. <text:span text:style-name="T69">Body</text:span> : Actual Data</text:p>
      <text:p text:style-name="P46"/>
      <text:p text:style-name="P47">There will be 4 requests : Get, Put, Post, Delete</text:p>
      <text:p text:style-name="P47"/>
      <text:p text:style-name="P47"><text:span text:style-name="T70">G</text:span>et : In get request data, will not be sent in body. Instead it’ll be sent in an Url <text:tab/>(app.com/sohai<text:span text:style-name="T71">l</text:span>) <text:span text:style-name="T72">So, it’s url, we cannot send images and a lot of data.</text:span></text:p>
      <text:p text:style-name="P47"/>
      <text:p text:style-name="P48">Post : In post request data can be sent in data. <text:s/>So, we can send images and other stuff <text:tab/>as well.</text:p>
      <text:p text:style-name="P49"/>
      <text:p text:style-name="P49">Put :</text:p>
      <text:p text:style-name="P49"/>
      <text:p text:style-name="P49">Delete :</text:p>
      <text:p text:style-name="P49"><text:soft-page-break/></text:p>
      <text:p text:style-name="P49">Mapping uri – method model object. For that we have 4 methods,</text:p>
      <text:p text:style-name="P50"><text:tab/>@GetMapping :</text:p>
      <text:p text:style-name="P50"><text:tab/>@PostMapping :</text:p>
      <text:p text:style-name="P49"><text:tab/>@PutMapping :</text:p>
      <text:p text:style-name="P50"><text:tab/>@DeleteMapping : </text:p>
      <text:p text:style-name="P50"/>
      <text:p text:style-name="P51">In AppController class, which is marked with @Controller</text:p>
      <text:p text:style-name="P51"/>
      <text:p text:style-name="P52">private int counter;</text:p>
      <text:p text:style-name="P52"/>
      <text:p text:style-name="P51">@GetMapping(“/”)</text:p>
      <text:p text:style-name="P51">method signature(){{</text:p>
      <text:p text:style-name="P51"><text:tab/>ModelAndView modelAndView = new ModelAndView(“home”, “renderCount”,counter);<text:tab/></text:p>
      <text:p text:style-name="P53">retur<text:span text:style-name="T73">m</text:span> ModelAndView</text:p>
      <text:p text:style-name="P51">}</text:p>
      <text:p text:style-name="P51"/>
      <text:p text:style-name="P54">View Resolver : As the in Modelandview we’re just giving home and no address, spting interbnally uses, view resolver to find it’s addreess (of Home), So, we;ve mentioned view resolver in config class and there we provided the address of home.jsp file. <text:s/><text:span text:style-name="T74">We provide, Prefix = /WEB-INF/views and suffix = .jsp</text:span></text:p>
      <text:p text:style-name="P26"/>
      <text:p text:style-name="P54"><text:span text:style-name="T74"><text:tab/></text:span><text:span text:style-name="T78">And the home we provided is Model Object called view hint/ view name so, <text:tab/>It’ll go and consult the view resolver and from here based on prefix and suffic <text:tab/>spring, will concat and gets the complete path and now it can be used in <text:tab/>responce.</text:span></text:p>
      <text:p text:style-name="P27"/>
      <text:p text:style-name="P54"/>
      <text:p text:style-name="P55">Also, in the config class we add @EnableSpringMvc ann<text:span text:style-name="T75">o</text:span>tation.</text:p>
      <text:p text:style-name="P55"/>
      <text:p text:style-name="P56">To run use : mvn jetty:run in terminal and open browser localhost:8080</text:p>
      <text:p text:style-name="P56"/>
      <text:p text:style-name="P55"/>
      <text:p text:style-name="P57">Request Flow :</text:p>
      <text:p text:style-name="P57"/>
      <text:p text:style-name="P58">Client -------------------&gt; Front Controller/DipatchServlet--------------&gt; Handling Mappers(Handler Mappers will map the request to the particular mapping method.) <text:span text:style-name="T76">vased on what is there inside () in @Getmapping(“\profile”), and the method on which the annotation is there will be sent to </text:span><text:span text:style-name="T77">Front</text:span><text:span text:style-name="T76">controller, saying, this is the method, that has to perform the task.</text:span></text:p>
      <text:p text:style-name="P58"/>
      <text:p text:style-name="P59">Then Front Controller sents the request to Controller and controller runs the method and get the prefix and suffix of view <text:s/>and resturn it to Front Controller.</text:p>
      <text:p text:style-name="P59"/>
      <text:p text:style-name="P59"><text:soft-page-break/>The Front controller now gonna call, ViewResolver to get the complete location of view and returns to Front controller</text:p>
      <text:p text:style-name="P60"><text:s/></text:p>
      <text:p text:style-name="P59">Front controller as now has the full, view address, it’ll call the view and gives it to client.</text:p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39:23.967627217</meta:creation-date>
    <dc:date>2022-12-03T09:43:09.329104432</dc:date>
    <meta:editing-duration>PT7H2M22S</meta:editing-duration>
    <meta:editing-cycles>118</meta:editing-cycles>
    <meta:generator>LibreOffice/7.3.7.2$Linux_X86_64 LibreOffice_project/30$Build-2</meta:generator>
    <meta:document-statistic meta:table-count="0" meta:image-count="0" meta:object-count="0" meta:page-count="7" meta:paragraph-count="125" meta:word-count="1476" meta:character-count="8954" meta:non-whitespace-character-count="7373"/>
  </office:meta>
</office:document-meta>
</file>